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curing Envoy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sclaimer &amp; Intr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will not cover everything</text:p>
              </text:list-item>
              <text:list-item>
                <text:p>DYO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">Cant talk about everything...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est Pract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reat model</text:p>
                <text:list>
                  <text:list-item>
                    <text:p><text:a xlink:href="https://www.envoyproxy.io/docs/envoy/v1.15.0/intro/arch_overview/security/threat_model.html" xlink:type="simple">https://www.envoyproxy.io/docs/envoy/v1.15.0/intro/arch_overview/security/threat_model.html</text:a></text:p>
                  </text:list-item>
                </text:list>
              </text:list-item>
              <text:list-item>
                <text:p>Configuration recommendation</text:p>
                <text:list>
                  <text:list-item>
                    <text:p><text:a xlink:href="https://www.envoyproxy.io/docs/envoy/v1.15.0/configuration/best_practices/edge" xlink:type="simple">https://www.envoyproxy.io/docs/envoy/v1.15.0/configuration/best_practices/edge</text:a></text:p>
                  </text:list-item>
                </text:list>
              </text:list-item>
              <text:list-item>
                <text:p>Will review:</text:p>
                <text:list>
                  <text:list-item>
                    <text:p>Overload manager</text:p>
                  </text:list-item>
                  <text:list-item>
                    <text:p>Admin interface</text:p>
                  </text:list-item>
                  <text:list-item>
                    <text:p>Internal vs External Request</text:p>
                    <text:list>
                      <text:list-item>
                        <text:p>More details here: <text:a xlink:href="https://www.envoyproxy.io/docs/envoy/v1.15.0/configuration/http/http_conn_man/headers#config-http-conn-man-headers-x-forwarded-for" xlink:type="simple">https://www.envoyproxy.io/docs/envoy/v1.15.0/configuration/http/http_conn_man/headers#config-http-conn-man-headers-x-forwarded-for</text:a></text:p>
                      </text:list-item>
                    </text:list>
                  </text:list-item>
                  <text:list-item>
                    <text:p>Buffer management</text:p>
                  </text:list-item>
                  <text:list-item>
                    <text:p>Connection Lim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">Threat model <text:s/>- you can see extension specific information in the envoy docs.</text:p>
              <text:p text:style-name="P1"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rdening Tips</text:p>
          </draw:text-box>
        </draw:frame>
        <draw:frame presentation:style-name="pr4" draw:text-style-name="P1" draw:layer="layout" svg:width="25.199cm" svg:height="9.134cm" svg:x="1.5cm" svg:y="3.82cm" presentation:class="outline" presentation:user-transformed="true">
          <draw:text-box>
            <text:list text:style-name="L2">
              <text:list-item>
                <text:p>use a minimal image, with no sharp tools (curl, gcc, ssh, etc...)</text:p>
              </text:list-item>
              <text:list-item>
                <text:p>envoy doesn’t write files unless you tell it to – set readOnlyRootFilesystem</text:p>
              </text:list-item>
              <text:list-item>
                <text:p>remove capabilities</text:p>
              </text:list-item>
              <text:list-item>
                <text:p>non root user</text:p>
              </text:list-item>
              <text:list-item>
                <text:p>PIE (to allow ASL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Hardening is helpful to protect against unknown CVEs, adding an additional layer of security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ay up to da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voy versions that receive security updates:</text:p>
                <text:list>
                  <text:list-item>
                    <text:p>Envoy master branch (The master branch is considered RC quality)</text:p>
                  </text:list-item>
                  <text:list-item>
                    <text:p>Envoy versions released in the last 12 months</text:p>
                  </text:list-item>
                  <text:list-item>
                    <text:p>See more info here: <text:a xlink:href="https://github.com/envoyproxy/envoy/blob/master/RELEASES.md" xlink:type="simple">https://github.com/envoyproxy/envoy/blob/master/RELEASES.md</text:a></text:p>
                  </text:list-item>
                </text:list>
              </text:list-item>
              <text:list-item>
                <text:p><text:s/>Join the announcement mailing list to get notified of pending security updates</text:p>
                <text:list>
                  <text:list-item>
                    <text:p><text:a xlink:href="https://groups.google.com/forum/#!forum/envoy-announce" xlink:type="simple">https://groups.google.com/forum/#!forum/envoy-announce</text:a></text:p>
                  </text:list-item>
                </text:list>
              </text:list-item>
              <text:list-item>
                <text:p>Use a vendor that’s on the Private Distributors List (or become an end-user) </text:p>
                <text:list>
                  <text:list-item>
                    <text:p><text:a xlink:href="https://github.com/envoyproxy/envoy/blob/master/SECURITY.md#members" xlink:type="simple">https://github.com/envoyproxy/envoy/blob/master/SECURITY.md#membe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Releases are time based, every quarter or so (not feature based)</text:p>
              <text:p>1 year support window (as of now, this is a community decision that may change)</text:p>
              <text:p/>
              <text:p>Vendor and end users that contribute to envoy get early security patches so they can test their products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09:13:07.245927306</meta:creation-date>
    <dc:date>2020-10-25T14:44:23.289701906</dc:date>
    <meta:editing-duration>PT2H25M19S</meta:editing-duration>
    <meta:editing-cycles>25</meta:editing-cycles>
    <meta:generator>LibreOffice/6.4.6.2$Linux_X86_64 LibreOffice_project/40$Build-2</meta:generator>
    <meta:document-statistic meta:object-count="45"/>
  </office:meta>
</office:document-meta>
</file>